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617.738" calcext:value-type="float">
            <text:p>617.738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float" office:value="616.2802" calcext:value-type="float">
            <text:p>616.2802</text:p>
          </table:table-cell>
          <table:table-cell office:value-type="float" office:value="0.0649" calcext:value-type="float">
            <text:p>0.0649</text:p>
          </table:table-cell>
        </table:table-row>
        <table:table-row table:style-name="ro1">
          <table:table-cell office:value-type="float" office:value="617.9221" calcext:value-type="float">
            <text:p>617.9221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office:value-type="float" office:value="618.0622" calcext:value-type="float">
            <text:p>618.0622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office:value-type="float" office:value="620.9583" calcext:value-type="float">
            <text:p>620.9583</text:p>
          </table:table-cell>
          <table:table-cell office:value-type="float" office:value="0.0644" calcext:value-type="float">
            <text:p>0.0644</text:p>
          </table:table-cell>
        </table:table-row>
        <table:table-row table:style-name="ro1">
          <table:table-cell office:value-type="float" office:value="209.4463" calcext:value-type="float">
            <text:p>209.4463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202.0197" calcext:value-type="float">
            <text:p>202.0197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207.5584" calcext:value-type="float">
            <text:p>207.5584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217.2854" calcext:value-type="float">
            <text:p>217.2854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209.1906" calcext:value-type="float">
            <text:p>209.1906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240.2185" calcext:value-type="float">
            <text:p>240.2185</text:p>
          </table:table-cell>
          <table:table-cell office:value-type="float" office:value="0.4995" calcext:value-type="float">
            <text:p>0.4995</text:p>
          </table:table-cell>
        </table:table-row>
        <table:table-row table:style-name="ro1">
          <table:table-cell office:value-type="float" office:value="244.6006" calcext:value-type="float">
            <text:p>244.6006</text:p>
          </table:table-cell>
          <table:table-cell office:value-type="float" office:value="0.4906" calcext:value-type="float">
            <text:p>0.4906</text:p>
          </table:table-cell>
        </table:table-row>
        <table:table-row table:style-name="ro1">
          <table:table-cell office:value-type="float" office:value="248.089" calcext:value-type="float">
            <text:p>248.089</text:p>
          </table:table-cell>
          <table:table-cell office:value-type="float" office:value="0.4837" calcext:value-type="float">
            <text:p>0.4837</text:p>
          </table:table-cell>
        </table:table-row>
        <table:table-row table:style-name="ro1">
          <table:table-cell office:value-type="float" office:value="245.5681" calcext:value-type="float">
            <text:p>245.5681</text:p>
          </table:table-cell>
          <table:table-cell office:value-type="float" office:value="0.4887" calcext:value-type="float">
            <text:p>0.4887</text:p>
          </table:table-cell>
        </table:table-row>
        <table:table-row table:style-name="ro1">
          <table:table-cell office:value-type="float" office:value="242.3466" calcext:value-type="float">
            <text:p>242.3466</text:p>
          </table:table-cell>
          <table:table-cell office:value-type="float" office:value="0.4952" calcext:value-type="float">
            <text:p>0.4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2" meta:object-count="0"/>
    <meta:generator>LibreOffice/6.4.7.2$Linux_X86_64 LibreOffice_project/40$Build-2</meta:generator>
  </office:meta>
</office:document-meta>
</file>